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svg:stroke-width="0.05cm" draw:marker-start-width="0.368cm" draw:marker-end-width="0.368cm" draw:fill="none" draw:textarea-horizontal-align="center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Fine_20_Dashed" draw:fill="none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cm" svg:y="2.183cm">
          <text:p text:style-name="P1">d_segmentSiz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cm" svg:y="1.2cm">
          <text:p text:style-name="P1">d_acce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cm" svg:y="3.192cm">
          <text:p text:style-name="P1">d_nReadableMute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cm" svg:y="4.175cm">
          <text:p text:style-name="P1">d_nReada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2cm" svg:x="1.227cm" svg:y="6.218cm">
          <text:p text:style-name="P1">d_block[0]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28cm" svg:y="5.185cm">
          <text:p text:style-name="P1">d_nBlock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6cm" svg:height="0.818cm" svg:x="1.2cm" svg:y="8.18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244cm" svg:y1="7.067cm" svg:x2="1.216cm" svg:y2="8.237cm">
          <text:p/>
        </draw:line>
        <draw:line draw:style-name="gr3" draw:text-style-name="P1" draw:layer="layout" svg:x1="6.969cm" svg:y1="7.061cm" svg:x2="6.941cm" svg:y2="8.231cm">
          <text:p/>
        </draw:line>
        <draw:frame draw:style-name="gr4" draw:layer="layout" svg:width="6.433cm" svg:height="1.017cm" svg:x="7.251cm" svg:y="1.152cm">
          <draw:text-box>
            <text:p>segment access mode</text:p>
          </draw:text-box>
        </draw:frame>
        <draw:frame draw:style-name="gr4" draw:layer="layout" svg:width="7.851cm" svg:height="1.017cm" svg:x="7.203cm" svg:y="2.084cm">
          <draw:text-box>
            <text:p>size of the shared segment</text:p>
          </draw:text-box>
        </draw:frame>
        <draw:frame draw:style-name="gr4" draw:layer="layout" svg:width="10.048cm" svg:height="1.017cm" svg:x="7.106cm" svg:y="3.041cm">
          <draw:text-box>
            <text:p>locks when writing to the segment</text:p>
          </draw:text-box>
        </draw:frame>
        <draw:frame draw:style-name="gr4" draw:layer="layout" svg:width="8.956cm" svg:height="1.017cm" svg:x="7.106cm" svg:y="4.046cm">
          <draw:text-box>
            <text:p>number of readable characters</text:p>
          </draw:text-box>
        </draw:frame>
        <draw:frame draw:style-name="gr4" draw:layer="layout" svg:width="7.275cm" svg:height="1.017cm" svg:x="7.155cm" svg:y="5.174cm">
          <draw:text-box>
            <text:p>number of SharedBlocks</text:p>
          </draw:text-box>
        </draw:frame>
        <draw:frame draw:style-name="gr4" draw:layer="layout" svg:width="7.212cm" svg:height="1.017cm" svg:x="7.989cm" svg:y="7.061cm">
          <draw:text-box>
            <text:p>d_nBlocks SharedBlocks</text:p>
          </draw:text-box>
        </draw:frame>
        <draw:custom-shape draw:style-name="gr5" draw:text-style-name="P1" draw:layer="layout" svg:width="0.514cm" svg:height="2.744cm" svg:x="7.374cm" svg:y="6.2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9.244cm" svg:height="1.017cm" svg:x="10.076cm" svg:y="8.143cm">
          <draw:text-box>
            <text:p>cf. man bobcat SharedREADME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1M5S</meta:editing-duration>
    <meta:editing-cycles>7</meta:editing-cycles>
    <dc:date>2014-05-19T11:30:23.740908269</dc:date>
    <meta:generator>LibreOffice/4.1.6.2$Linux_x86 LibreOffice_project/410m0$Build-2</meta:generator>
    <meta:document-statistic meta:object-count="41"/>
  </office:meta>
</office:document-meta>
</file>